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bingMocksThatAreConfiguredToReturnMocksTest.shouldAllowStubbingMocksConfiguredWithRETURNS_MO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bingMocksThatAreConfiguredToReturnMocksTest.shouldAllowStubbingMocksConfiguredWithRETURNS_MOCKSWithDoAp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